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2B0000AB410001551193F04A91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MR10" svg:font-family="CMR10"/>
    <style:font-face style:name="CMR12" svg:font-family="CMR12"/>
    <style:font-face style:name="CMSSBX10" svg:font-family="CMSSBX10"/>
    <style:font-face style:name="Courier New" svg:font-family="'Courier New'" style:font-family-generic="modern"/>
    <style:font-face style:name="ArialMT" svg:font-family="ArialMT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569in" fo:margin-left="-0.0785in" table:align="left" style:writing-mode="lr-tb"/>
    </style:style>
    <style:style style:name="Table1.A" style:family="table-column">
      <style:table-column-properties style:column-width="6.656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6569in" fo:margin-left="-0.0785in" table:align="left" style:writing-mode="lr-tb"/>
    </style:style>
    <style:style style:name="Table2.A" style:family="table-column">
      <style:table-column-properties style:column-width="6.656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6569in" fo:margin-left="-0.0785in" fo:break-before="page" table:align="left" style:writing-mode="lr-tb"/>
    </style:style>
    <style:style style:name="Table3.A" style:family="table-column">
      <style:table-column-properties style:column-width="6.656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6569in" fo:margin-left="-0.0785in" table:align="left" style:writing-mode="lr-tb"/>
    </style:style>
    <style:style style:name="Table6.A" style:family="table-column">
      <style:table-column-properties style:column-width="6.656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6569in" fo:margin-left="-0.0785in" fo:break-before="page" table:align="left" style:writing-mode="lr-tb"/>
    </style:style>
    <style:style style:name="Table4.A" style:family="table-column">
      <style:table-column-properties style:column-width="6.656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6569in" fo:margin-left="-0.0785in" table:align="left" style:writing-mode="lr-tb"/>
    </style:style>
    <style:style style:name="Table5.A" style:family="table-column">
      <style:table-column-properties style:column-width="6.656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6.6569in" fo:margin-left="-0.0785in" table:align="left" style:writing-mode="lr-tb"/>
    </style:style>
    <style:style style:name="Table9.A" style:family="table-column">
      <style:table-column-properties style:column-width="6.6569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6569in" fo:margin-left="-0.0785in" table:align="left" style:writing-mode="lr-tb"/>
    </style:style>
    <style:style style:name="Table7.A" style:family="table-column">
      <style:table-column-properties style:column-width="6.656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6.6569in" fo:margin-left="-0.0785in" table:align="left" style:writing-mode="lr-tb"/>
    </style:style>
    <style:style style:name="Table8.A" style:family="table-column">
      <style:table-column-properties style:column-width="6.656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text-properties style:font-name="Arial"/>
    </style:style>
    <style:style style:name="P2" style:family="paragraph" style:parent-style-name="Footer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 style:text-autospace="none"/>
      <style:text-properties style:font-name="Arial" fo:language="en" fo:country="GB" style:font-name-complex="CMR10"/>
    </style:style>
    <style:style style:name="P4" style:family="paragraph" style:parent-style-name="Standard">
      <style:paragraph-properties fo:margin-top="0in" fo:margin-bottom="0in" style:contextual-spacing="false" fo:line-height="150%" style:text-autospace="none"/>
      <style:text-properties style:font-name="Arial" style:font-name-complex="CMR10"/>
    </style:style>
    <style:style style:name="P5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style:font-name="Arial" officeooo:paragraph-rsid="002917b6"/>
    </style:style>
    <style:style style:name="P6" style:family="paragraph" style:parent-style-name="Standard">
      <style:paragraph-properties fo:margin-top="0in" fo:margin-bottom="0in" style:contextual-spacing="false" fo:line-height="150%" style:text-autospace="none"/>
      <style:text-properties style:font-name="Arial" fo:font-size="20.5pt" fo:font-weight="bold" style:font-size-asian="20.5pt" style:font-weight-asian="bold" style:font-name-complex="CMSSBX10" style:font-size-complex="20.5pt"/>
    </style:style>
    <style:style style:name="P7" style:family="paragraph" style:parent-style-name="Standard">
      <style:paragraph-properties fo:margin-top="0in" fo:margin-bottom="0in" style:contextual-spacing="false" fo:line-height="150%" style:text-autospace="none"/>
      <style:text-properties style:font-name="Arial" fo:font-size="14.5pt" fo:font-weight="bold" style:font-size-asian="14.5pt" style:font-weight-asian="bold" style:font-name-complex="CMSSBX10" style:font-size-complex="14.5pt"/>
    </style:style>
    <style:style style:name="P8" style:family="paragraph" style:parent-style-name="Standard">
      <style:paragraph-properties fo:margin-top="0in" fo:margin-bottom="0in" style:contextual-spacing="false" fo:line-height="100%" style:text-autospace="none"/>
      <style:text-properties style:font-name="Arial" fo:font-size="12pt" fo:font-weight="bold" style:font-size-asian="12pt" style:font-weight-asian="bold" style:font-name-complex="CMSSBX10" style:font-size-complex="12pt"/>
    </style:style>
    <style:style style:name="P9" style:family="paragraph" style:parent-style-name="Standard">
      <style:paragraph-properties fo:margin-top="0in" fo:margin-bottom="0in" style:contextual-spacing="false" fo:line-height="100%" style:text-autospace="none"/>
      <style:text-properties style:font-name="Arial" fo:font-size="12pt" fo:font-weight="bold" officeooo:paragraph-rsid="00218fe7" style:font-size-asian="12pt" style:font-weight-asian="bold" style:font-name-complex="CMSSBX10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 style:text-autospace="none"/>
      <style:text-properties style:font-name="Arial" fo:font-size="12pt" fo:font-weight="bold" officeooo:paragraph-rsid="0027684d" style:font-size-asian="12pt" style:font-weight-asian="bold" style:font-name-complex="CMSSBX10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 style:text-autospace="none"/>
      <style:text-properties style:font-name="Arial" fo:font-size="12pt" fo:font-weight="bold" officeooo:rsid="001b936b" officeooo:paragraph-rsid="001b936b" style:font-size-asian="12pt" style:font-weight-asian="bold" style:font-name-complex="CMSSBX10" style:font-size-complex="12pt"/>
    </style:style>
    <style:style style:name="P12" style:family="paragraph" style:parent-style-name="Standard">
      <style:paragraph-properties fo:margin-top="0in" fo:margin-bottom="0in" style:contextual-spacing="false" fo:line-height="100%" style:text-autospace="none"/>
      <style:text-properties style:font-name="Arial" fo:font-size="12pt" fo:font-weight="bold" officeooo:rsid="001b936b" officeooo:paragraph-rsid="0027684d" style:font-size-asian="12pt" style:font-weight-asian="bold" style:font-name-complex="CMSSBX10" style:font-size-complex="12pt"/>
    </style:style>
    <style:style style:name="P13" style:family="paragraph" style:parent-style-name="Standard">
      <style:paragraph-properties fo:margin-top="0in" fo:margin-bottom="0in" style:contextual-spacing="false" fo:line-height="150%"/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rial" fo:font-size="11pt" fo:font-weight="normal" officeooo:rsid="0037fe7c" officeooo:paragraph-rsid="0037fe7c" style:font-size-asian="11pt" style:font-weight-asian="normal" style:font-name-complex="CMSSBX10" style:font-size-complex="11pt" style:font-weight-complex="normal"/>
    </style:style>
    <style:style style:name="P15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rial" fo:font-size="11pt" fo:font-weight="normal" officeooo:rsid="003781fe" officeooo:paragraph-rsid="003781fe" style:font-size-asian="11pt" style:font-weight-asian="normal" style:font-name-complex="CMSSBX10" style:font-size-complex="11pt" style:font-weight-complex="normal"/>
    </style:style>
    <style:style style:name="P16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rial" fo:font-size="11pt" fo:font-weight="normal" officeooo:rsid="0034c763" officeooo:paragraph-rsid="0034c763" style:font-size-asian="11pt" style:font-weight-asian="normal" style:font-name-complex="CMSSBX10" style:font-size-complex="11pt" style:font-weight-complex="normal"/>
    </style:style>
    <style:style style:name="P17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rial" fo:font-size="11pt" fo:font-weight="normal" officeooo:rsid="0033d4dc" officeooo:paragraph-rsid="0033d4dc" style:font-size-asian="11pt" style:font-weight-asian="normal" style:font-name-complex="CMSSBX10" style:font-size-complex="11pt" style:font-weight-complex="normal"/>
    </style:style>
    <style:style style:name="P18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rial" fo:font-size="11pt" fo:font-weight="normal" officeooo:rsid="0039aee3" officeooo:paragraph-rsid="0039aee3" style:font-size-asian="11pt" style:font-weight-asian="normal" style:font-name-complex="CMSSBX10" style:font-size-complex="11pt" style:font-weight-complex="normal"/>
    </style:style>
    <style:style style:name="P19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rial" fo:font-size="11pt" fo:font-weight="normal" officeooo:rsid="003af058" officeooo:paragraph-rsid="003af058" style:font-size-asian="11pt" style:font-weight-asian="normal" style:font-name-complex="CMSSBX10" style:font-size-complex="11pt" style:font-weight-complex="normal"/>
    </style:style>
    <style:style style:name="P20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rial" fo:font-size="11pt" fo:font-weight="normal" officeooo:rsid="003bc7f2" officeooo:paragraph-rsid="003bc7f2" style:font-size-asian="11pt" style:font-weight-asian="normal" style:font-name-complex="CMSSBX10" style:font-size-complex="11pt" style:font-weight-complex="normal"/>
    </style:style>
    <style:style style:name="P21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rial" fo:font-size="11pt" fo:font-weight="normal" officeooo:rsid="003ca5b4" officeooo:paragraph-rsid="003ca5b4" style:font-size-asian="11pt" style:font-weight-asian="normal" style:font-name-complex="CMSSBX10" style:font-size-complex="11pt" style:font-weight-complex="normal"/>
    </style:style>
    <style:style style:name="P22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rial" fo:font-size="11pt" fo:font-weight="normal" officeooo:rsid="0040d2f5" officeooo:paragraph-rsid="0040d2f5" style:font-size-asian="11pt" style:font-weight-asian="normal" style:font-name-complex="CMSSBX10" style:font-size-complex="11pt" style:font-weight-complex="normal"/>
    </style:style>
    <style:style style:name="P23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rial" fo:font-size="11pt" fo:font-weight="normal" officeooo:rsid="0040d2f5" officeooo:paragraph-rsid="0044eb9b" style:font-size-asian="11pt" style:font-weight-asian="normal" style:font-name-complex="CMSSBX10" style:font-size-complex="11pt" style:font-weight-complex="normal"/>
    </style:style>
    <style:style style:name="P24" style:family="paragraph" style:parent-style-name="Standard">
      <style:paragraph-properties fo:margin-top="0in" fo:margin-bottom="0in" style:contextual-spacing="false" fo:line-height="150%" style:text-autospace="none"/>
      <style:text-properties style:font-name="Arial" fo:font-size="11pt" fo:font-weight="normal" officeooo:rsid="00496e48" officeooo:paragraph-rsid="004b7d5d" style:font-size-asian="11pt" style:font-weight-asian="normal" style:font-name-complex="CMSSBX10" style:font-size-complex="11pt" style:font-weight-complex="normal"/>
    </style:style>
    <style:style style:name="P25" style:family="paragraph" style:parent-style-name="Standard">
      <style:paragraph-properties fo:margin-top="0in" fo:margin-bottom="0in" style:contextual-spacing="false" fo:line-height="150%" style:text-autospace="none"/>
      <style:text-properties style:font-name="Arial" fo:font-size="11pt" fo:font-weight="normal" officeooo:rsid="004a7fbd" officeooo:paragraph-rsid="004a7fbd" style:font-size-asian="11pt" style:font-weight-asian="normal" style:font-name-complex="CMSSBX10" style:font-size-complex="11pt" style:font-weight-complex="normal"/>
    </style:style>
    <style:style style:name="P26" style:family="paragraph" style:parent-style-name="Standard">
      <style:paragraph-properties fo:margin-top="0in" fo:margin-bottom="0in" style:contextual-spacing="false" fo:line-height="150%" style:text-autospace="none"/>
      <style:text-properties style:font-name="Arial" fo:font-size="11pt" fo:font-weight="normal" officeooo:rsid="00626cc0" officeooo:paragraph-rsid="00626cc0" style:font-size-asian="11pt" style:font-weight-asian="normal" style:font-name-complex="CMSSBX10" style:font-size-complex="11pt" style:font-weight-complex="normal"/>
    </style:style>
    <style:style style:name="P27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rial" fo:font-size="11pt" fo:font-weight="normal" officeooo:paragraph-rsid="0045c99e" style:font-size-asian="11pt" style:font-weight-asian="normal" style:font-name-complex="CMSSBX10" style:font-size-complex="11pt"/>
    </style:style>
    <style:style style:name="P28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rial" fo:font-size="11pt" fo:font-weight="normal" officeooo:rsid="0042f79b" officeooo:paragraph-rsid="0042f79b" style:font-size-asian="11pt" style:font-weight-asian="normal" style:font-name-complex="CMSSBX10" style:font-size-complex="11pt"/>
    </style:style>
    <style:style style:name="P29" style:family="paragraph" style:parent-style-name="Standard">
      <style:paragraph-properties fo:margin-top="0in" fo:margin-bottom="0in" style:contextual-spacing="false" fo:line-height="150%" style:text-autospace="none"/>
      <style:text-properties style:font-name="Arial" fo:font-size="11pt" fo:font-weight="normal" officeooo:rsid="004750f0" officeooo:paragraph-rsid="004750f0" style:font-size-asian="9.60000038146973pt" style:font-weight-asian="normal" style:font-name-complex="CMSSBX10" style:font-size-complex="11pt" style:font-weight-complex="normal"/>
    </style:style>
    <style:style style:name="P30" style:family="paragraph" style:parent-style-name="Standard">
      <style:paragraph-properties fo:margin-top="0in" fo:margin-bottom="0in" style:contextual-spacing="false" fo:line-height="150%" style:text-autospace="none"/>
      <style:text-properties style:font-name="Arial" fo:font-size="11pt" fo:font-weight="normal" officeooo:rsid="004750f0" officeooo:paragraph-rsid="0052cd38" style:font-size-asian="9.60000038146973pt" style:font-weight-asian="normal" style:font-name-complex="CMSSBX10" style:font-size-complex="11pt" style:font-weight-complex="normal"/>
    </style:style>
    <style:style style:name="P31" style:family="paragraph" style:parent-style-name="Standard">
      <style:paragraph-properties fo:margin-top="0in" fo:margin-bottom="0in" style:contextual-spacing="false" fo:line-height="150%" style:text-autospace="none"/>
      <style:text-properties style:font-name="Arial" fo:font-size="11pt" fo:font-weight="normal" officeooo:rsid="0057d4cb" officeooo:paragraph-rsid="0057d4cb" style:font-size-asian="9.60000038146973pt" style:font-weight-asian="normal" style:font-name-complex="CMSSBX10" style:font-size-complex="11pt" style:font-weight-complex="normal"/>
    </style:style>
    <style:style style:name="P32" style:family="paragraph" style:parent-style-name="Standard">
      <style:paragraph-properties fo:margin-top="0in" fo:margin-bottom="0in" style:contextual-spacing="false" fo:line-height="100%" fo:text-align="end" style:justify-single-word="false" style:text-autospace="none"/>
      <style:text-properties style:font-name="Arial" officeooo:rsid="005e92ce" officeooo:paragraph-rsid="005e92ce"/>
    </style:style>
    <style:style style:name="P33" style:family="paragraph" style:parent-style-name="Standard">
      <style:paragraph-properties fo:margin-top="0in" fo:margin-bottom="0in" style:contextual-spacing="false" fo:line-height="100%" fo:text-align="end" style:justify-single-word="false" style:text-autospace="none"/>
      <style:text-properties style:font-name="Arial" officeooo:rsid="005fce43" officeooo:paragraph-rsid="005fce43"/>
    </style:style>
    <style:style style:name="P34" style:family="paragraph" style:parent-style-name="Standard">
      <style:paragraph-properties fo:margin-top="0in" fo:margin-bottom="0in" style:contextual-spacing="false" fo:line-height="150%"/>
      <style:text-properties style:font-name="Arial" officeooo:rsid="006487f5" officeooo:paragraph-rsid="006487f5"/>
    </style:style>
    <style:style style:name="P35" style:family="paragraph" style:parent-style-name="Standard">
      <style:paragraph-properties fo:margin-top="0in" fo:margin-bottom="0in" style:contextual-spacing="false" fo:line-height="150%"/>
      <style:text-properties style:font-name="Arial" officeooo:rsid="006751bb" officeooo:paragraph-rsid="006751bb"/>
    </style:style>
    <style:style style:name="P36" style:family="paragraph" style:parent-style-name="Standard">
      <style:paragraph-properties fo:margin-top="0in" fo:margin-bottom="0in" style:contextual-spacing="false" fo:line-height="150%" fo:break-before="page" style:text-autospace="none"/>
      <style:text-properties style:font-name="Arial" fo:font-size="14.5pt" fo:font-weight="bold" style:font-size-asian="14.5pt" style:font-weight-asian="bold" style:font-name-complex="CMSSBX10" style:font-size-complex="14.5pt"/>
    </style:style>
    <style:style style:name="P37" style:family="paragraph" style:parent-style-name="Standard">
      <style:text-properties style:font-name="Arial"/>
    </style:style>
    <style:style style:name="P38" style:family="paragraph" style:parent-style-name="Footnote">
      <style:text-properties officeooo:rsid="00235b27" officeooo:paragraph-rsid="00235b27"/>
    </style:style>
    <style:style style:name="P39" style:family="paragraph" style:parent-style-name="Standard" style:master-page-name="Standard">
      <style:paragraph-properties fo:margin-top="0in" fo:margin-bottom="0in" style:contextual-spacing="false" fo:line-height="100%" fo:text-align="end" style:justify-single-word="false" style:page-number="auto" style:text-autospace="none"/>
      <style:text-properties style:font-name="Arial" style:font-name-complex="CMR10"/>
    </style:style>
    <style:style style:name="P40" style:family="paragraph" style:parent-style-name="Standard">
      <style:paragraph-properties fo:margin-top="0in" fo:margin-bottom="0in" style:contextual-spacing="false" fo:line-height="100%" fo:text-align="end" style:justify-single-word="false" style:text-autospace="none"/>
      <style:text-properties style:font-name="Arial" officeooo:rsid="005fce43" officeooo:paragraph-rsid="005fce43" style:font-name-complex="CMR10"/>
    </style:style>
    <style:style style:name="P41" style:family="paragraph" style:parent-style-name="Standard">
      <style:paragraph-properties fo:margin-top="0in" fo:margin-bottom="0in" style:contextual-spacing="false" fo:line-height="150%" fo:text-align="center" style:justify-single-word="false" style:text-autospace="none"/>
      <style:text-properties style:font-name="Arial" fo:font-size="14.5pt" style:font-size-asian="14.5pt" style:font-name-complex="CMR12" style:font-size-complex="14.5pt"/>
    </style:style>
    <style:style style:name="P42" style:family="paragraph" style:parent-style-name="Standard">
      <style:paragraph-properties fo:margin-top="0in" fo:margin-bottom="0in" style:contextual-spacing="false" fo:line-height="150%" fo:text-align="center" style:justify-single-word="false" style:text-autospace="none"/>
      <style:text-properties style:font-name="Arial" fo:font-size="20.5pt" fo:font-weight="bold" style:font-size-asian="20.5pt" style:font-weight-asian="bold" style:font-name-complex="CMSSBX10" style:font-size-complex="20.5pt"/>
    </style:style>
    <style:style style:name="P43" style:family="paragraph" style:parent-style-name="Standard" style:list-style-name="L1">
      <style:paragraph-properties fo:margin-top="0in" fo:margin-bottom="0in" style:contextual-spacing="false" fo:line-height="150%"/>
      <style:text-properties style:font-name="Arial" fo:font-size="11pt" fo:font-weight="bold" officeooo:rsid="002329d6" officeooo:paragraph-rsid="002329d6" style:font-size-asian="11pt" style:font-weight-asian="bold" style:font-size-complex="11pt" style:font-weight-complex="bold"/>
    </style:style>
    <style:style style:name="P44" style:family="paragraph" style:parent-style-name="Standard" style:list-style-name="L1">
      <style:paragraph-properties fo:margin-top="0in" fo:margin-bottom="0in" style:contextual-spacing="false" fo:line-height="150%"/>
      <style:text-properties style:font-name="Arial" fo:font-size="11pt" fo:font-weight="bold" officeooo:rsid="001cc5b1" officeooo:paragraph-rsid="001cc5b1" style:font-size-asian="11pt" style:font-weight-asian="bold" style:font-size-complex="11pt" style:font-weight-complex="bold"/>
    </style:style>
    <style:style style:name="P45" style:family="paragraph" style:parent-style-name="Standard" style:list-style-name="L1">
      <style:paragraph-properties fo:margin-top="0in" fo:margin-bottom="0in" style:contextual-spacing="false" fo:line-height="150%"/>
      <style:text-properties style:font-name="Arial" fo:font-size="11pt" officeooo:rsid="002c2e80" officeooo:paragraph-rsid="002c2e80" style:font-size-asian="11pt" style:font-size-complex="11pt"/>
    </style:style>
    <style:style style:name="P46" style:family="paragraph" style:parent-style-name="Standard" style:list-style-name="L1">
      <style:paragraph-properties fo:margin-top="0in" fo:margin-bottom="0in" style:contextual-spacing="false" fo:line-height="150%"/>
      <style:text-properties style:font-name="Arial" fo:font-size="11pt" officeooo:rsid="001cc5b1" style:font-size-asian="11pt" style:font-size-complex="11pt"/>
    </style:style>
    <style:style style:name="P47" style:family="paragraph" style:parent-style-name="Standard" style:list-style-name="L1">
      <style:paragraph-properties fo:margin-top="0in" fo:margin-bottom="0in" style:contextual-spacing="false" fo:line-height="150%"/>
      <style:text-properties style:font-name="Arial" fo:font-size="11pt" officeooo:rsid="002c5af9" officeooo:paragraph-rsid="002c5af9" style:font-size-asian="11pt" style:font-size-complex="11pt"/>
    </style:style>
    <style:style style:name="P48" style:family="paragraph" style:parent-style-name="Standard" style:list-style-name="L1">
      <style:paragraph-properties fo:margin-top="0in" fo:margin-bottom="0in" style:contextual-spacing="false" fo:line-height="150%"/>
      <style:text-properties style:font-name="Arial" fo:font-size="11pt" officeooo:rsid="002dea98" officeooo:paragraph-rsid="002dea98" style:font-size-asian="11pt" style:font-size-complex="11pt"/>
    </style:style>
    <style:style style:name="P49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rial" fo:font-size="11pt" fo:font-weight="normal" officeooo:rsid="003af058" officeooo:paragraph-rsid="003af058" style:font-size-asian="11pt" style:font-weight-asian="normal" style:font-name-complex="CMSSBX10" style:font-size-complex="11pt" style:font-weight-complex="normal"/>
    </style:style>
    <style:style style:name="P50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rial" fo:font-size="11pt" fo:font-weight="normal" officeooo:rsid="003ca5b4" officeooo:paragraph-rsid="003ca5b4" style:font-size-asian="11pt" style:font-weight-asian="normal" style:font-name-complex="CMSSBX10" style:font-size-complex="11pt" style:font-weight-complex="normal"/>
    </style:style>
    <style:style style:name="P51" style:family="paragraph" style:parent-style-name="Standard">
      <style:paragraph-properties fo:margin-top="0in" fo:margin-bottom="0in" style:contextual-spacing="false" fo:line-height="150%" fo:text-align="justify" style:justify-single-word="false" fo:break-before="page" style:text-autospace="none"/>
      <style:text-properties style:font-name="Arial" officeooo:rsid="0027684d" officeooo:paragraph-rsid="002917b6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c5af9" style:font-weight-asian="bold" style:font-weight-complex="bold"/>
    </style:style>
    <style:style style:name="T4" style:family="text">
      <style:text-properties style:font-name-complex="CMR10"/>
    </style:style>
    <style:style style:name="T5" style:family="text">
      <style:text-properties officeooo:rsid="005fce43" style:font-name-complex="CMR10"/>
    </style:style>
    <style:style style:name="T6" style:family="text">
      <style:text-properties officeooo:rsid="0061bcbb" style:font-name-complex="CMR10"/>
    </style:style>
    <style:style style:name="T7" style:family="text">
      <style:text-properties officeooo:rsid="001e360b"/>
    </style:style>
    <style:style style:name="T8" style:family="text">
      <style:text-properties style:font-name="Arial"/>
    </style:style>
    <style:style style:name="T9" style:family="text">
      <style:text-properties officeooo:rsid="00246309"/>
    </style:style>
    <style:style style:name="T10" style:family="text">
      <style:text-properties officeooo:rsid="00293b15"/>
    </style:style>
    <style:style style:name="T11" style:family="text">
      <style:text-properties officeooo:rsid="002b20a4"/>
    </style:style>
    <style:style style:name="T12" style:family="text">
      <style:text-properties officeooo:rsid="002c5af9"/>
    </style:style>
    <style:style style:name="T13" style:family="text">
      <style:text-properties officeooo:rsid="002dea98"/>
    </style:style>
    <style:style style:name="T14" style:family="text">
      <style:text-properties officeooo:rsid="003ca5b4" style:font-weight-complex="normal"/>
    </style:style>
    <style:style style:name="T15" style:family="text">
      <style:text-properties officeooo:rsid="0042f79b"/>
    </style:style>
    <style:style style:name="T16" style:family="text">
      <style:text-properties officeooo:rsid="0044eb9b"/>
    </style:style>
    <style:style style:name="T17" style:family="text">
      <style:text-properties officeooo:rsid="00491d8d"/>
    </style:style>
    <style:style style:name="T18" style:family="text">
      <style:text-properties officeooo:rsid="004a8525"/>
    </style:style>
    <style:style style:name="T19" style:family="text">
      <style:text-properties officeooo:rsid="004e6ff1"/>
    </style:style>
    <style:style style:name="T20" style:family="text">
      <style:text-properties officeooo:rsid="0059241a"/>
    </style:style>
    <style:style style:name="T21" style:family="text">
      <style:text-properties officeooo:rsid="006cb09e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draw:frame draw:style-name="fr1" draw:name="3 Imagen" text:anchor-type="char" svg:x="-0.011in" svg:y="0.0008in" svg:width="1.0563in" svg:height="2.1035in" draw:z-index="0"><draw:image xlink:href="Pictures/2000002B0000AB410001551193F04A91.wmf" xlink:type="simple" xlink:show="embed" xlink:actuate="onLoad"/></draw:frame>University of Innsbruck</text:p>
      <text:p text:style-name="P32"><text:span text:style-name="T4">Bernhard </text:span><text:span text:style-name="T5">FRITZ</text:span><text:span text:style-name="T4"> 1316136</text:span></text:p>
      <text:p text:style-name="P3"><text:date style:data-style-name="N76" text:date-value="2015-10-23T22:54:36.040610857">23 October 2015</text:date></text:p>
      <text:p text:style-name="P4"/>
      <text:p text:style-name="P41">Web Services PS 703128</text:p>
      <text:p text:style-name="P42">HTTP</text:p>
      <text:p text:style-name="P6"/>
      <text:p text:style-name="P7"/>
      <text:p text:style-name="P7">Exercise 1 – HTTP Status codes </text:p>
      <text:p text:style-name="P13">Explain in your own words in which situation you can experience the following HTTP status codes:</text:p>
      <text:list xml:id="list3493468285172503604" text:style-name="L1">
        <text:list-item>
          <text:p text:style-name="P43">403 <text:span text:style-name="T12">Forbidden</text:span></text:p>
          <text:p text:style-name="P45">You will receive an HTTP 403 response whenever you try to visit a web page that you are not allowed to access. E.g.: Apache web servers (with disabled directory listing) send an HTTP 403 response if you try to access a path that would show the web server's directories and files.</text:p>
        </text:list-item>
        <text:list-item>
          <text:p text:style-name="P46"><text:span text:style-name="T2">408 </text:span><text:span text:style-name="T3">Request timeout</text:span></text:p>
          <text:p text:style-name="P47">You will receive an HTTP 408 response if your computer takes too much time to respond to the server.</text:p>
        </text:list-item>
        <text:list-item>
          <text:p text:style-name="P43">415 <text:span text:style-name="T13">Unsupported Media Type</text:span></text:p>
          <text:p text:style-name="P48">You will receive an HTTP 415 response when you for example try to upload a .png image but the server requires you to upload a .jpg image.</text:p>
        </text:list-item>
        <text:list-item>
          <text:p text:style-name="P43">500 <text:span text:style-name="T13">Internal Server Error</text:span></text:p>
          <text:p text:style-name="P48">You will receive an HTTP 500 response if there is a server sided error. For example there is a runtime error in a .php file.</text:p>
        </text:list-item>
        <text:list-item>
          <text:p text:style-name="P44">505 <text:span text:style-name="T13">HTTP Version Not Supported</text:span></text:p>
          <text:p text:style-name="P48">Whenever your browser sends a HTTP GET request, it specifies the expected HTTP version in the header. If the web server does not support the specified HTTP version you will receive an HTTP 505 response.</text:p>
        </text:list-item>
      </text:list>
      <text:p text:style-name="P13"/>
      <text:p text:style-name="P7"/>
      <text:p text:style-name="P36">Exercise 2 – HTTP request </text:p>
      <text:p text:style-name="P37">Get familiar with <text:span text:style-name="T1">curl </text:span><text:span text:style-name="T1"><text:note text:id="ftn1" text:note-class="footnote"><text:note-citation>1</text:note-citation><text:note-body><text:p text:style-name="P38"><text:a xlink:type="simple" xlink:href="http://curl.haxx.se/"><text:span text:style-name="T8">http://curl.haxx.se/</text:span></text:a></text:p></text:note-body></text:note></text:span><text:span text:style-name="T1"> </text:span>and use it to send the following HTTP requests against the given servers. Paste the headers from the response of the server and give an explanation to the status code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GET /<text:span text:style-name="T7">en</text:span>/<text:span text:style-name="T7">Main_Page</text:span> HTTP/1.1</text:p>
            <text:p text:style-name="P8">Host: wiki<text:span text:style-name="T7">travel</text:span>.org</text:p>
          </table:table-cell>
        </table:table-row>
        <table:table-row table:style-name="Table1.1">
          <table:table-cell table:style-name="Table1.A1" office:value-type="string">
            <text:p text:style-name="P17">HTTP/1.1 200 OK</text:p>
            <text:p text:style-name="P17">Set-Cookie: wikitravel_ip=10.16.82.37; path=/; domain=.wikitravel.org</text:p>
            <text:p text:style-name="P17">Expires: Fri, 23 Oct 2015 11:50:50 GMT</text:p>
            <text:p text:style-name="P17">Content-Type: text/html; charset=utf-8</text:p>
            <text:p text:style-name="P17">Content-Language: en</text:p>
            <text:p text:style-name="P17">Set-Cookie: BIGipServerwikitravel-web_POOL=2894991370.20480.0000; path=/</text:p>
            <text:p text:style-name="P17">thisTTL: 3600.000</text:p>
            <text:p text:style-name="P17">Transfer-Encoding: chunked</text:p>
            <text:p text:style-name="P17">Date: Fri, 23 Oct 2015 11:58:47 GMT</text:p>
            <text:p text:style-name="P17">Age: 477</text:p>
            <text:p text:style-name="P17">Connection: keep-alive</text:p>
            <text:p text:style-name="P17">X-Cache: HIT</text:p>
            <text:p text:style-name="P17">X-Cache-nHIT: 183</text:p>
            <text:p text:style-name="P17">Cache-Control: private</text:p>
            <text:p text:style-name="P17">Pragma: private</text:p>
            <text:p text:style-name="P17">Vary: Accept-Encoding,User-Agent</text:p>
            <text:p text:style-name="P17">Set-Cookie: BIGipServerwikitravel-varnish1_POOL=3264090122.52514.0000; path=/</text:p>
          </table:table-cell>
        </table:table-row>
      </table:table>
      <text:p text:style-name="P29">200 OK means <text:span text:style-name="T17">t</text:span>he request was successful.</text:p>
      <text:p text:style-name="P2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GET / HTTP/1.1</text:p>
            <text:p text:style-name="P8">Host: wiki<text:span text:style-name="T7">travel</text:span>.org</text:p>
          </table:table-cell>
        </table:table-row>
        <table:table-row table:style-name="Table2.1">
          <table:table-cell table:style-name="Table2.A1" office:value-type="string">
            <text:p text:style-name="P16">HTTP/1.1 302 Found</text:p>
            <text:p text:style-name="P16">Set-Cookie: wikitravel_ip=213.47.244.67; path=/; domain=.wikitravel.org</text:p>
            <text:p text:style-name="P16">Status: 302 Found</text:p>
            <text:p text:style-name="P16">Location: /en/Main_Page</text:p>
            <text:p text:style-name="P16">Content-Type: text/html; charset=utf-8</text:p>
            <text:p text:style-name="P16">Set-Cookie: BIGipServerwikitravel-web_POOL=3096317962.20480.0000; path=/</text:p>
            <text:p text:style-name="P16">Content-Length: 0</text:p>
            <text:p text:style-name="P16">Accept-Ranges: bytes</text:p>
            <text:p text:style-name="P16">Date: Fri, 23 Oct 2015 12:00:42 GMT</text:p>
            <text:p text:style-name="P16">Age: 0</text:p>
            <text:p text:style-name="P16">Connection: keep-alive</text:p>
            <text:p text:style-name="P16">X-Cache: MISS</text:p>
            <text:p text:style-name="P16">Cache-Control: private</text:p>
            <text:p text:style-name="P16">Pragma: private</text:p>
            <text:p text:style-name="P16">Vary: Accept-Encoding,User-Agent</text:p>
            <text:p text:style-name="P16">Set-Cookie: BIGipServerwikitravel-varnish1_POOL=3264090122.52514.0000; path=/</text:p>
          </table:table-cell>
        </table:table-row>
      </table:table>
      <text:p text:style-name="P24">302 Found <text:span text:style-name="T18">(Moved Temporarily) </text:span>means <text:span text:style-name="T19">that the requested resource has been moved temporarily and this and all future requests should be directed to </text:span>/en/Main_Page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<text:span text:style-name="T7">GET</text:span> /<text:span text:style-name="T7">en/</text:span>i<text:span text:style-name="T7">nnsbruck</text:span> HTTP/1.1</text:p>
            <text:p text:style-name="P8">Host: w<text:span text:style-name="T7">ikitravel.org</text:span></text:p>
          </table:table-cell>
        </table:table-row>
        <table:table-row table:style-name="Table3.1">
          <table:table-cell table:style-name="Table3.A1" office:value-type="string">
            <text:p text:style-name="P15">HTTP/1.1 301 Moved Permanently</text:p>
            <text:p text:style-name="P15">Set-Cookie: wikitravel_ip=213.47.244.67; path=/; domain=.wikitravel.org</text:p>
            <text:p text:style-name="P15">X-Content-Type-Options: nosniff</text:p>
            <text:p text:style-name="P15">X-Vary-Options: Accept-Encoding;list-contains=gzip,Cookie;string-contains=wikitravel_org_enToken;string-contains=wikitravel_org_enLoggedOut;string-contains=forceHTTPS;string-contains=wikitravel_org_en_session;string-contains=mf_useformat;string-contains=stopMobileRedirect;string-contains=optin;string-contains=disableImages</text:p>
            <text:p text:style-name="P15">Location: http://wikitravel.org/en/Innsbruck</text:p>
            <text:p text:style-name="P15">Expires: Fri, 23 Oct 2015 12:34:21 GMT</text:p>
            <text:p text:style-name="P15">Content-Type: text/html; charset=utf-8</text:p>
            <text:p text:style-name="P15">Content-Language: en</text:p>
            <text:p text:style-name="P15">Set-Cookie: BIGipServerwikitravel-web_POOL=3163426826.20480.0000; path=/</text:p>
            <text:p text:style-name="P15">Transfer-Encoding: chunked</text:p>
            <text:p text:style-name="P15">Date: Fri, 23 Oct 2015 12:34:21 GMT</text:p>
            <text:p text:style-name="P15">Age: 0</text:p>
            <text:p text:style-name="P15">Connection: keep-alive</text:p>
            <text:p text:style-name="P15">X-Cache: MISS</text:p>
            <text:p text:style-name="P15">Cache-Control: private</text:p>
            <text:p text:style-name="P15">Pragma: private</text:p>
            <text:p text:style-name="P15">Vary: Accept-Encoding,User-Agent</text:p>
            <text:p text:style-name="P15">Set-Cookie: BIGipServerwikitravel-varnish1_POOL=3264090122.52514.0000; path=/</text:p>
          </table:table-cell>
        </table:table-row>
      </table:table>
      <text:p text:style-name="P25">301 Moved Permanently <text:span text:style-name="T18">means that the requested resource /en/innsbruck has been moved permanently and this and all future requests should be directed to /en/Innsbruck (capital I).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9"><text:span text:style-name="T7">GET</text:span> /<text:span text:style-name="T7">en/Innsbruck</text:span> HTTP/1.1</text:p>
            <text:p text:style-name="P9">Host: w<text:span text:style-name="T7">ikitravel.org</text:span></text:p>
          </table:table-cell>
        </table:table-row>
        <table:table-row table:style-name="Table6.1">
          <table:table-cell table:style-name="Table6.A1" office:value-type="string">
            <text:p text:style-name="P14">HTTP/1.1 200 OK</text:p>
            <text:p text:style-name="P14">Set-Cookie: wikitravel_ip=220.233.14.232; path=/; domain=.wikitravel.org</text:p>
            <text:p text:style-name="P14">X-Content-Type-Options: nosniff</text:p>
            <text:p text:style-name="P14">Content-language: en</text:p>
            <text:p text:style-name="P14">X-Vary-Options: Accept-Encoding;list-contains=gzip,Cookie;string-contains=wikitravel_org_enToken;string-contains=wikitravel_org_enLoggedOut;string-contains=forceHTTPS;string-contains=wikitravel_org_en_session;string-contains=mf_useformat;string-contains=stopMobileRedirect;string-contains=optin;string-contains=disableImages</text:p>
            <text:p text:style-name="P14">Expires: Fri, 23 Oct 2015 11:51:52 GMT</text:p>
            <text:p text:style-name="P14">Content-Type: text/html; charset=UTF-8</text:p>
            <text:p text:style-name="P14">Set-Cookie: BIGipServerwikitravel-web_POOL=3029209098.20480.0000; path=/</text:p>
            <text:p text:style-name="P14">thisTTL: 3600.000</text:p>
            <text:p text:style-name="P14">Transfer-Encoding: chunked</text:p>
            <text:p text:style-name="P14">Date: Fri, 23 Oct 2015 12:35:43 GMT</text:p>
            <text:p text:style-name="P14">Age: 2631</text:p>
            <text:p text:style-name="P14">Connection: keep-alive</text:p>
            <text:p text:style-name="P14">X-Cache: HIT</text:p>
            <text:p text:style-name="P14">X-Cache-nHIT: 5</text:p>
            <text:p text:style-name="P14">Cache-Control: private</text:p>
            <text:p text:style-name="P14">Pragma: private</text:p>
            <text:p text:style-name="P14">Vary: Accept-Encoding,User-Agent</text:p>
            <text:p text:style-name="P14">Set-Cookie: BIGipServerwikitravel-varnish1_POOL=3264090122.52514.0000; path=/</text:p>
          </table:table-cell>
        </table:table-row>
      </table:table>
      <text:p text:style-name="P30">200 OK means <text:span text:style-name="T17">t</text:span>he request was successful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OPTIONS / HTTP/1.1</text:p>
            <text:p text:style-name="P8">Host: <text:span text:style-name="T9">www.uibk.ac.at</text:span></text:p>
          </table:table-cell>
        </table:table-row>
        <table:table-row table:style-name="Table4.1">
          <table:table-cell table:style-name="Table4.A1" office:value-type="string">
            <text:p text:style-name="P18">HTTP/1.1 405 Method Not Allowed</text:p>
            <text:p text:style-name="P18">Date: Fri, 23 Oct 2015 12:37:53 GMT</text:p>
            <text:p text:style-name="P18">Server: Apache</text:p>
            <text:p text:style-name="P18">Content-Location: index.html.de</text:p>
            <text:p text:style-name="P18">Vary: negotiate,accept-language,cookie,user-agent</text:p>
            <text:p text:style-name="P18">TCN: choice</text:p>
            <text:p text:style-name="P18">Allow: ARRAY(0x7fd897f8b768)</text:p>
            <text:p text:style-name="P18">Content-Length: 29</text:p>
            <text:p text:style-name="P18">Cache-Control: max-age=60</text:p>
            <text:p text:style-name="P18">Expires: Fri, 23 Oct 2015 12:38:53 GMT</text:p>
            <text:p text:style-name="P18">Content-Type: text/html</text:p>
            <text:p text:style-name="P18">Content-Language: de</text:p>
            <text:p text:style-name="P18">Via: 1.1 www.uibk.ac.at</text:p>
          </table:table-cell>
        </table:table-row>
      </table:table>
      <text:p text:style-name="P26">405 Method Not Allowed means that the requested resource does not support the OPTIONS method (in this case).</text:p>
      <text:p text:style-name="P26"/>
      <text:p text:style-name="P13">Use the following HTTP request to post data over HTTP and get a result back, paste the result in the box and explain what the service does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1">POST /webservices/tempconvert.asmx/CelsiusToFahrenheit HTTP/1.1 </text:p>
            <text:p text:style-name="P11">Host: www.w3schools.com </text:p>
            <text:p text:style-name="P11">Content-Type: application/x-www-form-urlencoded </text:p>
            <text:p text:style-name="P11">Content-Length: <text:span text:style-name="T11">215</text:span></text:p>
            <text:p text:style-name="P11"/>
            <text:p text:style-name="P11">Celsius=21</text:p>
          </table:table-cell>
        </table:table-row>
        <table:table-row table:style-name="Table5.1">
          <table:table-cell table:style-name="Table5.A1" office:value-type="string">
            <text:p text:style-name="P19">&lt;?xml version="1.0" encoding="utf-8"?&gt;</text:p>
            <text:p text:style-name="P19">&lt;string xmlns="http://www.w3schools.com/webservices/"&gt;69.8&lt;/string&gt;</text:p>
          </table:table-cell>
        </table:table-row>
      </table:table>
      <text:p text:style-name="P31">The service converts temperature from celsius to fahrenheit. <text:span text:style-name="T20">The response is in xml format.<text:line-break/>21 degrees celsius is 69.8 degrees fahrenheit.</text:span></text:p>
      <text:p text:style-name="P7"/>
      <text:p text:style-name="P7">Exercise 3 – HTTP 1.1 </text:p>
      <text:p text:style-name="P5">What is the main difference between HTTP 1.0 and HTTP 1.1, regarding the number of connections? Which headers are involved in the process? 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2">HTTP 1.0 had to open a new connection for each request/response pair.</text:p>
            <text:p text:style-name="P23">HTTP 1.1 uses persistant connections.</text:p>
            <text:p text:style-name="P28"/>
            <text:p text:style-name="P28">The headers involved are:</text:p>
            <text:p text:style-name="P28">On HTTP 1.0 →<text:span text:style-name="T16"> </text:span>Connection: close</text:p>
            <text:p text:style-name="P28">On HTTP 1.1 →<text:span text:style-name="T16"> </text:span>Connection: keep-alive</text:p>
            <text:p text:style-name="P27"><text:span text:style-name="T15"><text:s text:c="22"/>→ </text:span><text:span text:style-name="T14">Transfer-Encoding: chunked</text:span></text:p>
          </table:table-cell>
        </table:table-row>
      </table:table>
      <text:p text:style-name="P5"/>
      <text:p text:style-name="P5"/>
      <text:p text:style-name="P51">Explain your answer by comparing the headers of the following two HTTP requests.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0"><text:span text:style-name="T7">GET</text:span> /<text:span text:style-name="T7">en/Innsbruck</text:span> HTTP/1.<text:span text:style-name="T10">0</text:span></text:p>
            <text:p text:style-name="P12">Host: w<text:span text:style-name="T7">ikitravel.org</text:span></text:p>
          </table:table-cell>
        </table:table-row>
        <table:table-row table:style-name="Table7.1">
          <table:table-cell table:style-name="Table7.A1" office:value-type="string">
            <text:p text:style-name="P20">HTTP/1.1 200 OK</text:p>
            <text:p text:style-name="P20">Set-Cookie: wikitravel_ip=220.233.14.232; path=/; domain=.wikitravel.org</text:p>
            <text:p text:style-name="P20">X-Content-Type-Options: nosniff</text:p>
            <text:p text:style-name="P20">Content-language: en</text:p>
            <text:p text:style-name="P20">X-Vary-Options: Accept-Encoding;list-contains=gzip,Cookie;string-contains=wikitravel_org_enToken;string-contains=wikitravel_org_enLoggedOut;string-contains=forceHTTPS;string-contains=wikitravel_org_en_session;string-contains=mf_useformat;string-contains=stopMobileRedirect;string-contains=optin;string-contains=disableImages</text:p>
            <text:p text:style-name="P20">Expires: Fri, 23 Oct 2015 11:51:52 GMT</text:p>
            <text:p text:style-name="P20">Content-Type: text/html; charset=UTF-8</text:p>
            <text:p text:style-name="P20">Set-Cookie: BIGipServerwikitravel-web_POOL=3029209098.20480.0000; path=/</text:p>
            <text:p text:style-name="P20">thisTTL: 3600.000</text:p>
            <text:p text:style-name="P20">Date: Fri, 23 Oct 2015 12:50:46 GMT</text:p>
            <text:p text:style-name="P20">Age: 3534</text:p>
            <text:p text:style-name="P20">Connection: close</text:p>
            <text:p text:style-name="P20">X-Cache: HIT</text:p>
            <text:p text:style-name="P20">X-Cache-nHIT: 8</text:p>
            <text:p text:style-name="P20">Cache-Control: private</text:p>
            <text:p text:style-name="P20">Pragma: private</text:p>
            <text:p text:style-name="P20">Vary: Accept-Encoding,User-Agent</text:p>
            <text:p text:style-name="P20">Set-Cookie: BIGipServerwikitravel-varnish1_POOL=3264090122.52514.0000; path=/</text:p>
          </table:table-cell>
        </table:table-row>
      </table:table>
      <text:p text:style-name="P34"><text:span text:style-name="T21">Note → “</text:span>Connection: close”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0"><text:span text:style-name="T7">GET</text:span> /<text:span text:style-name="T7">en/Innsbruck</text:span> HTTP/1.<text:span text:style-name="T10">1</text:span></text:p>
            <text:p text:style-name="P12">Host: w<text:span text:style-name="T7">ikitravel.org</text:span></text:p>
          </table:table-cell>
        </table:table-row>
        <table:table-row table:style-name="Table8.1">
          <table:table-cell table:style-name="Table8.A1" office:value-type="string">
            <text:p text:style-name="P21">HTTP/1.1 200 OK</text:p>
            <text:p text:style-name="P21">Set-Cookie: wikitravel_ip=220.233.14.232; path=/; domain=.wikitravel.org</text:p>
            <text:p text:style-name="P21">X-Content-Type-Options: nosniff</text:p>
            <text:p text:style-name="P21">Content-language: en</text:p>
            <text:p text:style-name="P21">X-Vary-Options: Accept-Encoding;list-contains=gzip,Cookie;string-contains=wikitravel_org_enToken;string-contains=wikitravel_org_enLoggedOut;string-contains=forceHTTPS;string-contains=wikitravel_org_en_session;string-contains=mf_useformat;string-contains=stopMobileRedirect;string-contains=optin;string-contains=disableImages</text:p>
            <text:p text:style-name="P21">Expires: Fri, 23 Oct 2015 11:51:52 GMT</text:p>
            <text:p text:style-name="P21">Content-Type: text/html; charset=UTF-8</text:p>
            <text:p text:style-name="P21">Set-Cookie: BIGipServerwikitravel-web_POOL=3029209098.20480.0000; path=/</text:p>
            <text:p text:style-name="P21">thisTTL: 3600.000</text:p>
            <text:p text:style-name="P21">Transfer-Encoding: chunked</text:p>
            <text:p text:style-name="P21">Date: Fri, 23 Oct 2015 12:51:28 GMT</text:p>
            <text:p text:style-name="P21">Age: 3576</text:p>
            <text:p text:style-name="P21">Connection: keep-alive</text:p>
            <text:p text:style-name="P21">X-Cache: HIT</text:p>
            <text:p text:style-name="P21">X-Cache-nHIT: 9</text:p>
            <text:p text:style-name="P21">Cache-Control: private</text:p>
            <text:p text:style-name="P21">Pragma: private</text:p>
            <text:p text:style-name="P21">Vary: Accept-Encoding,User-Agent</text:p>
            <text:p text:style-name="P21">Set-Cookie: BIGipServerwikitravel-varnish1_POOL=3264090122.52514.0000; path=/</text:p>
          </table:table-cell>
        </table:table-row>
      </table:table>
      <text:p text:style-name="P35">Note → “Transfer-Encoding: chunked” and “Connection: keep-alive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MR10" svg:font-family="CMR10"/>
    <style:font-face style:name="CMR12" svg:font-family="CMR12"/>
    <style:font-face style:name="CMSSBX10" svg:font-family="CMSSBX10"/>
    <style:font-face style:name="Courier New" svg:font-family="'Courier New'" style:font-family-generic="modern"/>
    <style:font-face style:name="ArialMT" svg:font-family="ArialMT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a_20_vistosa_20_-_20_Énfasis_20_11" style:display-name="Lista vistosa - Énfasis 11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Header" style:family="paragraph" style:parent-style-name="Standard" style:class="extra">
      <style:paragraph-properties fo:margin-top="0in" fo:margin-bottom="0in" style:contextual-spacing="false" fo:line-height="100%"/>
    </style:style>
    <style:style style:name="Footer" style:family="paragraph" style:parent-style-name="Standard" style:class="extra">
      <style:paragraph-properties fo:margin-top="0in" fo:margin-bottom="0in" style:contextual-spacing="false" fo:line-height="100%"/>
    </style:style>
    <style:style style:name="Document_20_Map" style:display-name="Document Map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alloon_20_Text" style:display-name="Balloon Text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MT" fo:font-family="ArialMT" style:font-family-generic="swiss" style:font-name-asian="Calibri" style:font-family-asian="Calibri" style:font-family-generic-asian="swiss" style:font-pitch-asian="variable" style:font-name-complex="ArialMT" style:font-family-complex="ArialMT" style:font-family-generic-complex="swiss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Arial" style:font-family-complex="Arial" style:font-family-generic-complex="swiss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Document_20_Map_20_Char" style:display-name="Document Map Ch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Footnote_20_Text_20_Char" style:display-name="Footnote Text Char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MT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/>
    </style:style>
    <style:style style:name="MP2" style:family="paragraph" style:parent-style-name="Footer">
      <style:paragraph-properties fo:text-align="center" style:justify-single-word="false"/>
      <style:text-properties style:font-name="Arial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shadow="none" fo:background-color="transparent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598in" style:dynamic-spacing="true"/>
      </style:header-style>
      <style:footer-style>
        <style:header-footer-properties fo:min-height="0.0402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sch</meta:initial-creator>
    <meta:creation-date>2012-03-19T12:06:00</meta:creation-date>
    <dc:date>2015-10-23T22:54:35.945923000</dc:date>
    <meta:editing-cycles>97</meta:editing-cycles>
    <meta:editing-duration>PT8H43M28S</meta:editing-duration>
    <meta:generator>LibreOffice/4.2.8.2$MacOSX_x86 LibreOffice_project/48d50dbfc06349262c9d50868e5c1f630a573ebd</meta:generator>
    <meta:document-statistic meta:table-count="9" meta:image-count="1" meta:object-count="0" meta:page-count="5" meta:paragraph-count="180" meta:word-count="875" meta:character-count="8311" meta:non-whitespace-character-count="7594"/>
  </office:meta>
</office:document-meta>
</file>